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nter" svg:font-family="Inter, 'Inter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Heading_20_4">
      <style:text-properties officeooo:paragraph-rsid="0019828f"/>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style style:name="P5" style:family="paragraph" style:parent-style-name="Text_20_body" style:list-style-name="L1">
      <style:text-properties style:font-name="Liberation Serif"/>
    </style:style>
    <style:style style:name="P6" style:family="paragraph" style:parent-style-name="Text_20_body">
      <style:paragraph-properties fo:margin-left="1cm" fo:margin-right="1cm" fo:text-indent="0cm" style:auto-text-indent="false"/>
      <style:text-properties officeooo:paragraph-rsid="001c2f1a"/>
    </style:style>
    <style:style style:name="P7" style:family="paragraph" style:parent-style-name="Text_20_body">
      <style:paragraph-properties fo:margin-left="1cm" fo:margin-right="1cm" fo:text-indent="0cm" style:auto-text-indent="false"/>
      <style:text-properties officeooo:paragraph-rsid="001ca522"/>
    </style:style>
    <style:style style:name="P8" style:family="paragraph" style:parent-style-name="Text_20_body">
      <style:paragraph-properties fo:margin-left="1cm" fo:margin-right="1cm" fo:text-indent="0cm" style:auto-text-indent="false"/>
      <style:text-properties fo:font-variant="normal" fo:text-transform="none" style:font-name="Liberation Serif" fo:font-size="12pt" fo:letter-spacing="normal" fo:font-style="normal" fo:font-weight="normal" officeooo:paragraph-rsid="001ca522"/>
    </style:style>
    <style:style style:name="P9" style:family="paragraph" style:parent-style-name="Text_20_body" style:list-style-name="List_20_1">
      <style:paragraph-properties fo:margin-top="0cm" fo:margin-bottom="0cm" style:contextual-spacing="false" fo:orphans="2" fo:widows="2" fo:padding="0cm" fo:border="none"/>
    </style:style>
    <style:style style:name="P10" style:family="paragraph" style:parent-style-name="Text_20_body" style:list-style-name="List_20_1">
      <style:paragraph-properties fo:margin-top="0cm" fo:margin-bottom="0cm" style:contextual-spacing="false" fo:orphans="2" fo:widows="2" fo:padding="0cm" fo:border="none"/>
      <style:text-properties fo:font-variant="normal" fo:text-transform="none" style:font-name="Liberation Serif" fo:font-size="12pt" fo:letter-spacing="normal" fo:font-style="normal" fo:font-weight="normal"/>
    </style:style>
    <style:style style:name="P11" style:family="paragraph" style:parent-style-name="Text_20_body">
      <style:paragraph-properties fo:margin-left="0cm" fo:margin-right="0cm" fo:text-indent="0cm" style:auto-text-indent="false"/>
      <style:text-properties officeooo:paragraph-rsid="0038e939"/>
    </style:style>
    <style:style style:name="P12" style:family="paragraph" style:parent-style-name="Text_20_body">
      <style:paragraph-properties fo:margin-top="0cm" fo:margin-bottom="0cm" style:contextual-spacing="false"/>
      <style:text-properties officeooo:paragraph-rsid="003e1e58"/>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2"/>
    <style:style style:name="P15" style:family="paragraph" style:parent-style-name="Text_20_body" style:list-style-name="L3"/>
    <style:style style:name="P16" style:family="paragraph" style:parent-style-name="Heading_20_4">
      <style:text-properties fo:font-size="20pt" officeooo:paragraph-rsid="0038b1ab" style:font-size-asian="20pt" style:font-size-complex="20pt"/>
    </style:style>
    <style:style style:name="P17" style:family="paragraph" style:parent-style-name="Text_20_body" style:list-style-name="L4">
      <style:paragraph-properties fo:margin-top="0cm" fo:margin-bottom="0cm" style:contextual-spacing="false"/>
    </style:style>
    <style:style style:name="P18" style:family="paragraph" style:parent-style-name="Text_20_body" style:list-style-name="L4">
      <style:paragraph-properties fo:margin-top="0cm" fo:margin-bottom="0cm" style:contextual-spacing="false"/>
      <style:text-properties officeooo:paragraph-rsid="001a78d5"/>
    </style:style>
    <style:style style:name="P19" style:family="paragraph" style:parent-style-name="Text_20_body" style:list-style-name="L4"/>
    <style:style style:name="P20" style:family="paragraph" style:parent-style-name="Text_20_body">
      <style:paragraph-properties fo:margin-left="0cm" fo:margin-right="0cm" fo:text-indent="0cm" style:auto-text-indent="false"/>
      <style:text-properties officeooo:paragraph-rsid="0031560d"/>
    </style:style>
    <style:style style:name="P21" style:family="paragraph" style:parent-style-name="Text_20_body">
      <style:paragraph-properties fo:margin-top="0cm" fo:margin-bottom="0cm" style:contextual-spacing="false"/>
      <style:text-properties officeooo:paragraph-rsid="0030b505"/>
    </style:style>
    <style:style style:name="P22" style:family="paragraph" style:parent-style-name="Text_20_body">
      <style:paragraph-properties fo:margin-top="0cm" fo:margin-bottom="0cm" style:contextual-spacing="false"/>
      <style:text-properties officeooo:paragraph-rsid="0031560d"/>
    </style:style>
    <style:style style:name="P23" style:family="paragraph" style:parent-style-name="Text_20_body">
      <style:paragraph-properties fo:margin-top="0cm" fo:margin-bottom="0cm" style:contextual-spacing="false"/>
      <style:text-properties officeooo:paragraph-rsid="00541d48"/>
    </style:style>
    <style:style style:name="P24" style:family="paragraph" style:parent-style-name="Text_20_body">
      <style:paragraph-properties fo:margin-top="0cm" fo:margin-bottom="0cm" style:contextual-spacing="false"/>
      <style:text-properties fo:font-weight="bold" officeooo:paragraph-rsid="00541d48" style:font-weight-asian="bold" style:font-weight-complex="bold"/>
    </style:style>
    <style:style style:name="P25" style:family="paragraph" style:parent-style-name="Text_20_body">
      <style:paragraph-properties fo:margin-top="0cm" fo:margin-bottom="0cm" style:contextual-spacing="false"/>
      <style:text-properties fo:font-weight="bold" officeooo:rsid="0058914e" officeooo:paragraph-rsid="0058914e" style:font-weight-asian="bold" style:font-weight-complex="bold"/>
    </style:style>
    <style:style style:name="P26" style:family="paragraph" style:parent-style-name="Text_20_body">
      <style:paragraph-properties fo:margin-top="0cm" fo:margin-bottom="0cm" style:contextual-spacing="false"/>
    </style:style>
    <style:style style:name="P27" style:family="paragraph" style:parent-style-name="Text_20_body">
      <style:paragraph-properties fo:margin-top="0cm" fo:margin-bottom="0cm" style:contextual-spacing="false"/>
      <style:text-properties officeooo:paragraph-rsid="0028c34b"/>
    </style:style>
    <style:style style:name="P28" style:family="paragraph" style:parent-style-name="Text_20_body">
      <style:paragraph-properties fo:margin-top="0cm" fo:margin-bottom="0cm" style:contextual-spacing="false"/>
      <style:text-properties style:use-window-font-color="true" loext:opacity="0%" officeooo:paragraph-rsid="0028c34b"/>
    </style:style>
    <style:style style:name="P29" style:family="paragraph" style:parent-style-name="Text_20_body">
      <style:paragraph-properties fo:margin-top="0cm" fo:margin-bottom="0cm" style:contextual-spacing="false"/>
      <style:text-properties style:use-window-font-color="true" loext:opacity="0%"/>
    </style:style>
    <style:style style:name="P30" style:family="paragraph" style:parent-style-name="Text_20_body">
      <style:paragraph-properties fo:margin-top="0cm" fo:margin-bottom="0cm" style:contextual-spacing="false"/>
      <style:text-properties officeooo:paragraph-rsid="002b5cc8"/>
    </style:style>
    <style:style style:name="P31" style:family="paragraph" style:parent-style-name="Text_20_body">
      <style:text-properties officeooo:paragraph-rsid="0058914e"/>
    </style:style>
    <style:style style:name="P32" style:family="paragraph" style:parent-style-name="Text_20_body">
      <style:paragraph-properties fo:margin-top="0cm" fo:margin-bottom="0cm" style:contextual-spacing="false"/>
      <style:text-properties officeooo:paragraph-rsid="005d2efe"/>
    </style:style>
    <style:style style:name="P33" style:family="paragraph" style:parent-style-name="Text_20_body">
      <style:paragraph-properties fo:margin-top="0cm" fo:margin-bottom="0cm" style:contextual-spacing="false"/>
      <style:text-properties officeooo:paragraph-rsid="0058914e"/>
    </style:style>
    <style:style style:name="P34" style:family="paragraph" style:parent-style-name="Text_20_body">
      <style:paragraph-properties fo:margin-top="0cm" fo:margin-bottom="0cm" style:contextual-spacing="false"/>
      <style:text-properties officeooo:paragraph-rsid="0059f51d"/>
    </style:style>
    <style:style style:name="P35" style:family="paragraph" style:parent-style-name="Text_20_body">
      <style:paragraph-properties fo:margin-top="0cm" fo:margin-bottom="0cm" style:contextual-spacing="false"/>
      <style:text-properties officeooo:paragraph-rsid="0019828f"/>
    </style:style>
    <style:style style:name="P36" style:family="paragraph" style:parent-style-name="Text_20_body">
      <style:text-properties officeooo:paragraph-rsid="001a78d5"/>
    </style:style>
    <style:style style:name="P37" style:family="paragraph" style:parent-style-name="Text_20_body">
      <style:paragraph-properties fo:margin-top="0cm" fo:margin-bottom="0cm" style:contextual-spacing="false"/>
      <style:text-properties officeooo:paragraph-rsid="003fbd38"/>
    </style:style>
    <style:style style:name="P38" style:family="paragraph" style:parent-style-name="Heading_20_4">
      <style:text-properties fo:font-size="16pt" style:font-size-asian="16pt" style:font-size-complex="16pt"/>
    </style:style>
    <style:style style:name="P39" style:family="paragraph" style:parent-style-name="Text_20_body" style:list-style-name="L5">
      <style:paragraph-properties fo:margin-top="0cm" fo:margin-bottom="0cm" style:contextual-spacing="false"/>
    </style:style>
    <style:style style:name="P40" style:family="paragraph" style:parent-style-name="Text_20_body" style:list-style-name="L5">
      <style:paragraph-properties fo:margin-top="0cm" fo:margin-bottom="0cm" style:contextual-spacing="false"/>
      <style:text-properties fo:font-variant="normal" fo:text-transform="none" style:font-name="Liberation Serif" fo:font-size="12pt" fo:letter-spacing="normal" fo:font-style="normal" fo:font-weight="normal" officeooo:rsid="001ed64e" officeooo:paragraph-rsid="001ed64e"/>
    </style:style>
    <style:style style:name="P41" style:family="paragraph" style:parent-style-name="Text_20_body" style:list-style-name="L5"/>
    <style:style style:name="T1" style:family="text">
      <style:text-properties fo:font-variant="normal" fo:text-transform="none" fo:font-size="12pt" fo:letter-spacing="normal" fo:font-style="normal" fo:font-weight="normal"/>
    </style:style>
    <style:style style:name="T2" style:family="text">
      <style:text-properties fo:font-variant="normal" fo:text-transform="none" fo:font-size="12pt" fo:letter-spacing="normal" fo:font-style="normal" fo:font-weight="normal" officeooo:rsid="001ca522"/>
    </style:style>
    <style:style style:name="T3" style:family="text">
      <style:text-properties fo:font-variant="normal" fo:text-transform="none" fo:font-size="12pt" fo:letter-spacing="normal" fo:font-style="normal" fo:font-weight="normal" officeooo:rsid="00241259"/>
    </style:style>
    <style:style style:name="T4" style:family="text">
      <style:text-properties fo:font-variant="normal" fo:text-transform="none" style:font-name="Liberation Serif" fo:font-size="12pt" fo:letter-spacing="normal" fo:font-style="normal" fo:font-weight="normal" officeooo:rsid="001c2f1a"/>
    </style:style>
    <style:style style:name="T5" style:family="text">
      <style:text-properties fo:font-variant="normal" fo:text-transform="none" style:font-name="Liberation Serif" fo:font-size="12pt" fo:letter-spacing="normal" fo:font-style="normal" fo:font-weight="normal"/>
    </style:style>
    <style:style style:name="T6" style:family="text">
      <style:text-properties fo:font-variant="normal" fo:text-transform="none" style:font-name="Liberation Serif" fo:font-size="12pt" fo:letter-spacing="normal" fo:font-style="normal" fo:font-weight="normal" officeooo:rsid="001ca522"/>
    </style:style>
    <style:style style:name="T7" style:family="text">
      <style:text-properties fo:font-variant="normal" fo:text-transform="none" style:font-name="Liberation Serif" fo:font-size="12pt" fo:letter-spacing="normal" fo:font-style="normal" fo:font-weight="bold" loext:padding="0cm" loext:border="none"/>
    </style:style>
    <style:style style:name="T8" style:family="text">
      <style:text-properties fo:font-size="16pt" officeooo:rsid="0038e939" style:font-size-asian="16pt" style:font-size-complex="16pt"/>
    </style:style>
    <style:style style:name="T9" style:family="text">
      <style:text-properties fo:font-size="16pt" officeooo:rsid="00492e6c" style:font-size-asian="16pt" style:font-size-complex="16pt"/>
    </style:style>
    <style:style style:name="T10" style:family="text">
      <style:text-properties officeooo:rsid="0031560d"/>
    </style:style>
    <style:style style:name="T11" style:family="text">
      <style:text-properties fo:font-variant="normal" fo:text-transform="none" style:font-name="Inter" fo:font-size="12pt" fo:letter-spacing="normal" fo:font-style="normal" fo:font-weight="normal" officeooo:rsid="0038e939" style:font-size-asian="16pt" style:font-size-complex="16pt"/>
    </style:style>
    <style:style style:name="T12" style:family="text">
      <style:text-properties fo:font-variant="normal" fo:text-transform="none" style:font-name="Inter" fo:font-size="12pt" fo:letter-spacing="normal" fo:font-style="normal" fo:font-weight="normal" officeooo:rsid="003c4594"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style:font-size-asian="16pt" style:font-size-complex="16pt"/>
    </style:style>
    <style:style style:name="T15" style:family="text">
      <style:text-properties fo:font-variant="normal" fo:text-transform="none" style:font-name="Inter" fo:font-size="12pt" fo:letter-spacing="normal" fo:font-style="normal" fo:font-weight="normal" officeooo:rsid="0038e939"/>
    </style:style>
    <style:style style:name="T16" style:family="text">
      <style:text-properties fo:font-variant="normal" fo:text-transform="none" style:font-name="Inter" fo:font-size="12pt" fo:letter-spacing="normal" fo:font-style="normal" fo:font-weight="normal" officeooo:rsid="003c4594"/>
    </style:style>
    <style:style style:name="T17" style:family="text">
      <style:text-properties officeooo:rsid="004f8853"/>
    </style:style>
    <style:style style:name="T18" style:family="text">
      <style:text-properties officeooo:rsid="00418f3d"/>
    </style:style>
    <style:style style:name="T19" style:family="text">
      <style:text-properties officeooo:rsid="001a78d5"/>
    </style:style>
    <style:style style:name="T20" style:family="text">
      <style:text-properties officeooo:rsid="0025de9b"/>
    </style:style>
    <style:style style:name="T21" style:family="text">
      <style:text-properties fo:font-weight="bold" officeooo:rsid="001a78d5" style:font-weight-asian="bold" style:font-weight-complex="bold"/>
    </style:style>
    <style:style style:name="T22" style:family="text">
      <style:text-properties style:use-window-font-color="true" loext:opacity="0%" fo:font-weight="bold" officeooo:rsid="0030b505" style:font-weight-asian="bold" style:font-weight-complex="bold"/>
    </style:style>
    <style:style style:name="T23" style:family="text">
      <style:text-properties style:use-window-font-color="true" loext:opacity="0%" officeooo:rsid="0030b505"/>
    </style:style>
    <style:style style:name="T24" style:family="text">
      <style:text-properties style:use-window-font-color="true" loext:opacity="0%" fo:font-size="12pt" fo:font-weight="normal" officeooo:rsid="0030b505" style:font-size-asian="12pt" style:font-weight-asian="normal" style:font-size-complex="12pt" style:font-weight-complex="normal"/>
    </style:style>
    <style:style style:name="T25" style:family="text">
      <style:text-properties style:use-window-font-color="true" loext:opacity="0%" fo:font-size="12pt" fo:font-weight="normal" officeooo:rsid="002829ee" style:font-size-asian="12pt" style:font-weight-asian="normal" style:font-size-complex="12pt" style:font-weight-complex="normal"/>
    </style:style>
    <style:style style:name="T26" style:family="text">
      <style:text-properties fo:font-size="16pt" officeooo:rsid="0019828f" style:font-size-asian="16pt" style:font-size-complex="16pt"/>
    </style:style>
    <style:style style:name="T27" style:family="text">
      <style:text-properties fo:font-size="16pt" fo:font-weight="bold" officeooo:rsid="0019828f" style:font-size-asian="16pt" style:font-weight-asian="bold" style:font-size-complex="16pt" style:font-weight-complex="bold"/>
    </style:style>
    <style:style style:name="T28" style:family="text">
      <style:text-properties fo:font-size="16pt" fo:font-weight="bold" officeooo:rsid="00334dd9" style:font-size-asian="16pt" style:font-weight-asian="bold" style:font-size-complex="16pt" style:font-weight-complex="bold"/>
    </style:style>
    <style:style style:name="T29" style:family="text">
      <style:text-properties fo:font-size="12pt" fo:font-weight="bold" officeooo:rsid="00541d48" style:font-size-asian="12pt" style:font-weight-asian="bold" style:font-size-complex="12pt" style:font-weight-complex="bold"/>
    </style:style>
    <style:style style:name="T30" style:family="text">
      <style:text-properties fo:font-size="12pt" fo:font-weight="bold" officeooo:rsid="0019828f" style:font-size-asian="12pt" style:font-weight-asian="bold" style:font-size-complex="12pt" style:font-weight-complex="bold"/>
    </style:style>
    <style:style style:name="T31" style:family="text">
      <style:text-properties fo:font-size="12pt" fo:font-weight="bold" officeooo:rsid="0057157f" style:font-size-asian="12pt" style:font-weight-asian="bold" style:font-size-complex="12pt" style:font-weight-complex="bold"/>
    </style:style>
    <style:style style:name="T32" style:family="text">
      <style:text-properties fo:font-size="12pt" fo:font-weight="bold" officeooo:rsid="00549b11" style:font-size-asian="12pt" style:font-weight-asian="bold" style:font-size-complex="12pt" style:font-weight-complex="bold"/>
    </style:style>
    <style:style style:name="T33" style:family="text">
      <style:text-properties fo:font-size="12pt" fo:font-weight="bold" officeooo:rsid="004f2b15" style:font-size-asian="12pt" style:font-weight-asian="bold" style:font-size-complex="12pt" style:font-weight-complex="bold"/>
    </style:style>
    <style:style style:name="T34" style:family="text">
      <style:text-properties fo:font-size="12pt" fo:font-weight="bold" officeooo:rsid="005586ff" style:font-size-asian="12pt" style:font-weight-asian="bold" style:font-size-complex="12pt" style:font-weight-complex="bold"/>
    </style:style>
    <style:style style:name="T35" style:family="text">
      <style:text-properties fo:font-variant="normal" fo:text-transform="none" style:use-window-font-color="true" loext:opacity="0%" style:font-name="Liberation Serif" fo:font-size="12pt" fo:letter-spacing="normal" fo:font-style="normal" fo:font-weight="bold" officeooo:rsid="00549b11" style:font-size-asian="12pt" style:font-weight-asian="bold" style:font-size-complex="12pt" style:font-weight-complex="bold"/>
    </style:style>
    <style:style style:name="T36" style:family="text">
      <style:text-properties fo:font-variant="normal" fo:text-transform="none" style:use-window-font-color="true" loext:opacity="0%" style:font-name="Liberation Serif" fo:font-size="12pt" fo:letter-spacing="normal" fo:font-style="normal" fo:font-weight="bold" officeooo:rsid="0057157f" style:font-size-asian="12pt" style:font-weight-asian="bold" style:font-size-complex="12pt" style:font-weight-complex="bold"/>
    </style:style>
    <style:style style:name="T37" style:family="text">
      <style:text-properties style:use-window-font-color="true" loext:opacity="0%" style:font-name="Liberation Serif" fo:font-size="12pt" fo:font-weight="bold" officeooo:rsid="00549b11" style:font-size-asian="12pt" style:font-weight-asian="bold" style:font-size-complex="12pt" style:font-weight-complex="bold"/>
    </style:style>
    <style:style style:name="T38" style:family="text">
      <style:text-properties fo:font-weight="bold" officeooo:rsid="002b5cc8" style:font-weight-asian="bold" style:font-weight-complex="bold"/>
    </style:style>
    <style:style style:name="T39" style:family="text">
      <style:text-properties fo:font-weight="bold" officeooo:rsid="002a4f3c" style:font-weight-asian="bold" style:font-weight-complex="bold"/>
    </style:style>
    <style:style style:name="T40" style:family="text">
      <style:text-properties officeooo:rsid="002a4f3c"/>
    </style:style>
    <style:style style:name="T41" style:family="text">
      <style:text-properties officeooo:rsid="002829ee"/>
    </style:style>
    <style:style style:name="T42" style:family="text">
      <style:text-properties officeooo:rsid="002b5cc8"/>
    </style:style>
    <style:style style:name="T43" style:family="text">
      <style:text-properties style:use-window-font-color="true" loext:opacity="0%"/>
    </style:style>
    <style:style style:name="T44" style:family="text">
      <style:text-properties style:use-window-font-color="true" loext:opacity="0%" officeooo:rsid="002a4f3c"/>
    </style:style>
    <style:style style:name="T45" style:family="text">
      <style:text-properties style:use-window-font-color="true" loext:opacity="0%" officeooo:rsid="0028c34b"/>
    </style:style>
    <style:style style:name="T46" style:family="text">
      <style:text-properties style:use-window-font-color="true" loext:opacity="0%" officeooo:rsid="002b5cc8"/>
    </style:style>
    <style:style style:name="T47" style:family="text">
      <style:text-properties fo:color="#be480a" loext:opacity="100%"/>
    </style:style>
    <style:style style:name="T48" style:family="text">
      <style:text-properties fo:font-size="12pt" officeooo:rsid="002d6929" style:font-size-asian="12pt" style:font-size-complex="12pt"/>
    </style:style>
    <style:style style:name="T49" style:family="text">
      <style:text-properties fo:font-size="12pt" officeooo:rsid="0037567f" style:font-size-asian="12pt" style:font-size-complex="12pt"/>
    </style:style>
    <style:style style:name="T50" style:family="text">
      <style:text-properties fo:font-size="12pt" officeooo:rsid="0058914e" style:font-size-asian="12pt" style:font-size-complex="12pt"/>
    </style:style>
    <style:style style:name="T51" style:family="text">
      <style:text-properties officeooo:rsid="002f966a"/>
    </style:style>
    <style:style style:name="T52" style:family="text">
      <style:text-properties officeooo:rsid="005d2efe"/>
    </style:style>
    <style:style style:name="T53" style:family="text">
      <style:text-properties officeooo:rsid="0030b505"/>
    </style:style>
    <style:style style:name="T54" style:family="text">
      <style:text-properties officeooo:rsid="00533e29"/>
    </style:style>
    <style:style style:name="T55" style:family="text">
      <style:text-properties fo:font-size="16pt" officeooo:rsid="002d6929" style:font-size-asian="16pt" style:font-size-complex="16pt"/>
    </style:style>
    <style:style style:name="T56" style:family="text">
      <style:text-properties fo:font-size="12pt" fo:font-weight="bold" officeooo:rsid="0058914e" style:font-size-asian="12pt" style:font-weight-asian="bold" style:font-size-complex="12pt" style:font-weight-complex="bold"/>
    </style:style>
    <style:style style:name="T57" style:family="text">
      <style:text-properties fo:font-size="12pt" officeooo:rsid="002f966a" style:font-size-asian="12pt" style:font-size-complex="12pt"/>
    </style:style>
    <style:style style:name="T58" style:family="text">
      <style:text-properties fo:font-size="12pt" fo:font-weight="normal" officeooo:rsid="002d6929" style:font-size-asian="12pt" style:font-weight-asian="normal" style:font-size-complex="12pt" style:font-weight-complex="normal"/>
    </style:style>
    <style:style style:name="T59" style:family="text">
      <style:text-properties fo:font-size="12pt" fo:font-weight="normal" officeooo:rsid="005d2efe" style:font-size-asian="12pt" style:font-weight-asian="normal" style:font-size-complex="12pt" style:font-weight-complex="normal"/>
    </style:style>
    <style:style style:name="T60" style:family="text">
      <style:text-properties fo:font-size="12pt" fo:font-weight="normal" officeooo:rsid="0030b505" style:font-size-asian="12pt" style:font-weight-asian="normal" style:font-size-complex="12pt" style:font-weight-complex="normal"/>
    </style:style>
    <style:style style:name="T61" style:family="text">
      <style:text-properties fo:font-size="12pt" fo:font-weight="normal" officeooo:rsid="005bc084" style:font-size-asian="12pt" style:font-weight-asian="normal" style:font-size-complex="12pt" style:font-weight-complex="normal"/>
    </style:style>
    <style:style style:name="T62" style:family="text">
      <style:text-properties fo:font-size="12pt" fo:font-weight="normal" officeooo:rsid="0059f51d" style:font-size-asian="12pt" style:font-weight-asian="normal" style:font-size-complex="12pt" style:font-weight-complex="normal"/>
    </style:style>
    <style:style style:name="T63" style:family="text">
      <style:text-properties fo:font-size="12pt" fo:font-weight="normal" officeooo:rsid="00533e29" style:font-size-asian="12pt" style:font-weight-asian="normal" style:font-size-complex="12pt" style:font-weight-complex="normal"/>
    </style:style>
    <style:style style:name="T64" style:family="text">
      <style:text-properties fo:font-size="12pt" officeooo:rsid="005d2efe" style:font-size-asian="12pt" style:font-size-complex="12pt"/>
    </style:style>
    <style:style style:name="T65" style:family="text">
      <style:text-properties fo:font-size="12pt" fo:font-weight="normal" officeooo:rsid="005f2153" style:font-size-asian="12pt" style:font-weight-asian="normal" style:font-size-complex="12pt" style:font-weight-complex="normal"/>
    </style:style>
    <style:style style:name="T66" style:family="text">
      <style:text-properties fo:font-size="12pt" fo:font-weight="normal" officeooo:rsid="00602c91" style:font-size-asian="12pt" style:font-weight-asian="normal" style:font-size-complex="12pt" style:font-weight-complex="normal"/>
    </style:style>
    <style:style style:name="T67" style:family="text">
      <style:text-properties fo:font-variant="normal" fo:text-transform="none" style:font-name="Inter" fo:font-size="12pt" fo:letter-spacing="normal" fo:font-style="normal" fo:font-weight="normal" officeooo:rsid="0038e939" style:font-size-asian="16pt"/>
    </style:style>
    <style:style style:name="T68" style:family="text">
      <style:text-properties fo:font-variant="normal" fo:text-transform="none" style:font-name="Inter" fo:font-size="12pt" fo:letter-spacing="normal" fo:font-style="normal" fo:font-weight="normal" officeooo:rsid="003c4594" style:font-size-asian="16pt"/>
    </style:style>
    <style:style style:name="T69" style:family="text">
      <style:text-properties fo:font-variant="normal" fo:text-transform="none" style:font-name="Liberation Serif" fo:font-size="12pt" fo:letter-spacing="normal" fo:font-style="normal" fo:font-weight="normal" officeooo:rsid="001ed64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
      <text:p text:style-name="P1"><text:span text:style-name="Strong_20_Emphasis">Moi, je suis réalisateur de films et de vidéos, et je suis sur le point de créer une nouvelle vidéo.</text:span><text:line-break/><text:line-break/><text:span text:style-name="Strong_20_Emphasis">Toi, ton Objectif et rôle :</text:span><text:line-break/><text:line-break/>Tu es expert en cinéma et en production audiovisuelle spécialisé dans la conception de scènes immersives, j’ai besoin de ton aide pour me fournir une analyse approfondie et des recommandations techniques et artistiques pour la réalisation de chaque scène et plans de cette nouvelle vidéo.</text:p>
      <text:p text:style-name="Text_20_body">&lt;!-- n’affiche pas ta propre analyse ou ta démonstration ou tes étapes de raisonnement, seulement ce qui t’est demandé --&gt; </text:p>
      <text:p text:style-name="P1">a) Analyse attentivement le scénario de la vidéo écrit dans le fichier joint « scenario.pdf »</text:p>
      <text:h text:style-name="P2" text:outline-level="4">Cahier des Charges</text:h>
      <text:h text:style-name="P2" text:outline-level="4">A) Ton Objectif</text:h>
      <text:list text:style-name="L1">
        <text:list-item>
          <text:p text:style-name="P3">En fonction du scénario et des dialogues, tu détermineras le nombre de scènes nécessaires. </text:p>
        </text:list-item>
        <text:list-item>
          <text:p text:style-name="P3">Pour chaque scène, tu imagineras le nombre de plans (prises de vue) requis, tout en respectant la contrainte de temps. Note que certains plans peuvent se dérouler sans dialogues ou sans acteurs. </text:p>
        </text:list-item>
        <text:list-item>
          <text:p text:style-name="P3">Pour chaque plan, tu pourras améliorer à ta fantaisie la description sommaire faite dans le scénario de la vidéo ; tu pourras ainsi rajouter des détails, des améliorations dans la description des acteurs, leur caractère, leur apparence, leur tenue vestimentaire, tout en tenant compte de l’époque, du lieu, etc., et donner des détails sur le background, le décor, pour une immersion encore meilleure. </text:p>
        </text:list-item>
        <text:list-item>
          <text:p text:style-name="P3">Tu calculeras en secondes la durée de chaque plan. </text:p>
        </text:list-item>
        <text:list-item>
          <text:p text:style-name="P4">Tu calculeras en fonction de la durée de chaque plan la durée totale de la vidéo.</text:p>
        </text:list-item>
        <text:list-item>
          <text:p text:style-name="P5"><text:span text:style-name="T1">Pour chaque plan, </text:span><text:span text:style-name="T2">tu commenceras</text:span><text:span text:style-name="T1"> par évaluer la durée totale </text:span><text:span text:style-name="T2">du</text:span><text:span text:style-name="T1"> dialogues en secondes </text:span><text:span text:style-name="T2">que tu mettras dedans</text:span><text:span text:style-name="T1">. Utilise une élocution normale de 150 mots par minute (soit 2,5 mots par seconde) pour estimer la durée. </text:span><text:span text:style-name="T3">IMPORTANT, ne compte pas les virgulespoints virgules ,,, qui ne sont pas des mots</text:span></text:p>
        </text:list-item>
      </text:list>
      <text:h text:style-name="Heading_20_4" text:outline-level="4">B) Contraintes de Temps</text:h>
      <text:p text:style-name="P6"><text:span text:style-name="Strong_20_Emphasis">Durée des plans</text:span> : Chaque plan doit durer EXACTEMENT 5 secondes OU 10 secondes, sans exception. Aucun plan ne peut dépasser 10 secondes, même d’une seconde.<text:line-break/><text:line-break/>La durée des dialogues DICTE la structure des plans.<text:line-break/>Calcule systématiquement la durée de chaque dialogue en secondes (élocution normale à 150 mots/minute, soit 2,5 mots par seconde).<text:line-break/><text:span text:style-name="Strong_20_Emphasis">Règle stricte</text:span> : Si un dialogue dépasse 5 secondes dans un plan de 5 secondes OU 10 secondes dans un plan de 10 secondes, coupe-le IMMÉDIATEMENT à un point narratif logique (ex. pause naturelle, fin de phrase) et crée un nouveau plan pour la suite.</text:p>
      <text:p text:style-name="P7"><text:soft-page-break/><text:span text:style-name="Strong_20_Emphasis"><text:span text:style-name="T4">C</text:span></text:span><text:span text:style-name="Strong_20_Emphasis"><text:span text:style-name="T5">haque segment de dialogue doit être placé dans un plan distinct si la durée dépasse les limites imposées </text:span></text:span><text:span text:style-name="Strong_20_Emphasis"><text:span text:style-name="T6">et, bien sûr, chaque nouveau plan respecte les contraintes de durée (5 ou 10 secondes) et inclut tous les éléments nécessaires (description, mouvement de caméra, etc.).</text:span></text:span></text:p>
      <text:p text:style-name="P8">Exemple de Mise en Œuvre :</text:p>
      <text:list text:style-name="List_20_1">
        <text:list-item>
          <text:list>
            <text:list-header>
              <text:p text:style-name="P9"><text:span text:style-name="Strong_20_Emphasis"><text:span text:style-name="T7">Dialogue Initial :</text:span></text:span><text:span text:style-name="T5"> "Eh, Dieu, réveille-toi ; il faut créer l'Univers, tu es couché depuis des millions d'années, ça commence à suffire !"</text:span></text:p>
              <text:p text:style-name="P9"><text:span text:style-name="Strong_20_Emphasis"><text:span text:style-name="T7">Durée Estimée :</text:span></text:span><text:span text:style-name="T5"> 15 secondes (38 mots)</text:span></text:p>
              <text:p text:style-name="P9"><text:span text:style-name="Strong_20_Emphasis"><text:span text:style-name="T7">Division :</text:span></text:span></text:p>
              <text:list>
                <text:list-item>
                  <text:p text:style-name="P10">Plan 1 (10 secondes) : "Eh, Dieu, réveille-toi ; il faut créer l'Univers, tu es couché depuis des millions d'années,"</text:p>
                </text:list-item>
                <text:list-item>
                  <text:p text:style-name="P10">Plan 2 (5 secondes) : "ça commence à suffire !"</text:p>
                </text:list-item>
              </text:list>
            </text:list-header>
          </text:list>
        </text:list-item>
      </text:list>
      <text:p text:style-name="P6"/>
      <text:p text:style-name="P6"><text:span text:style-name="Strong_20_Emphasis">Interdiction formelle</text:span> : Ne jamais combiner des dialogues dépassant la durée maximale d’un plan, même si cela semble cohérent ou esthétique.<text:line-break/><text:line-break/><text:span text:style-name="Strong_20_Emphasis">Vérification obligatoire</text:span> : Pour chaque plan, indique la durée précise du dialogue en secondes (ex. "5 secondes - 12 mots") et confirme qu’elle respecte la limite du plan choisi. Si plusieurs personnages parlent dans un même plan, la somme des durées des dialogues ne doit JAMAIS excéder la durée du plan.<text:line-break/><text:line-break/><text:span text:style-name="Strong_20_Emphasis">Consigne de cohérence</text:span> : Assure-toi que chaque division maintient la fluidité narrative, avec des transitions adaptées entre les plans découpés.</text:p>
      <text:h text:style-name="Heading_20_4" text:outline-level="4">C) Remarque :</text:h>
      <text:p text:style-name="P1">Dans le scénario (fichier scenario.pdf), ce qui est mis entre parenthèses doit être repris dans la constitution du plan. Prends en compte ces consignes s’il y en a.</text:p>
      <text:h text:style-name="Heading_20_4" text:outline-level="4">Voici les Actions que tu dois Mener</text:h>
      <text:p text:style-name="P11"><text:span text:style-name="Strong_20_Emphasis"><text:span text:style-name="T8">Titre </text:span></text:span><text:span text:style-name="Strong_20_Emphasis"><text:span text:style-name="T9">: </text:span></text:span><text:span text:style-name="Strong_20_Emphasis"><text:span text:style-name="T10">Titre de la Vidéo ou du Film ; (</text:span></text:span>Le titre est mentionné dans le scénario. <text:span text:style-name="T10">)</text:span></text:p>
      <text:p text:style-name="P12"><text:span text:style-name="Strong_20_Emphasis"><text:span text:style-name="T11">Veuillez afficher </text:span></text:span><text:span text:style-name="Strong_20_Emphasis"><text:span text:style-name="T12">une ligne de cara</text:span></text:span><text:span text:style-name="Strong_20_Emphasis"><text:span text:style-name="T11">ctères </text:span></text:span><text:span text:style-name="Strong_20_Emphasis"><text:span text:style-name="T12">avec « _ »<text:line-break/></text:span></text:span></text:p>
      <text:p text:style-name="P1"><text:span text:style-name="Strong_20_Emphasis"><text:span text:style-name="T13">Structure Générale :</text:span></text:span><text:line-break/>Tu donneras :</text:p>
      <text:list text:style-name="L2">
        <text:list-item>
          <text:p text:style-name="P13">Le nombre de scènes. </text:p>
        </text:list-item>
        <text:list-item>
          <text:p text:style-name="P14">La durée totale de la vidéo.</text:p>
        </text:list-item>
      </text:list>
      <text:p text:style-name="P1"><text:span text:style-name="Strong_20_Emphasis"><text:span text:style-name="T14">Liste des Scènes</text:span></text:span><text:line-break/>Tu donneras la liste de toutes les scènes sous forme de liste à puces :</text:p>
      <text:list text:style-name="L3">
        <text:list-item>
          <text:p text:style-name="P15">Le numéro de scène : le nom de la scène (nombre de plans).</text:p>
        </text:list-item>
      </text:list>
      <text:p text:style-name="P12"><text:span text:style-name="Strong_20_Emphasis"><text:span text:style-name="T15">Veuillez afficher </text:span></text:span><text:span text:style-name="Strong_20_Emphasis"><text:span text:style-name="T16">une ligne de cara</text:span></text:span><text:span text:style-name="Strong_20_Emphasis"><text:span text:style-name="T15">ctères </text:span></text:span><text:span text:style-name="Strong_20_Emphasis"><text:span text:style-name="T16">avec « _ »</text:span></text:span></text:p>
      <text:h text:style-name="P16" text:outline-level="4"><text:soft-page-break/><text:span text:style-name="T17">PLAN </text:span><text:span text:style-name="T18">DE TOURNAGE</text:span></text:h>
      <text:p text:style-name="P1"><text:span text:style-name="Strong_20_Emphasis"><text:span text:style-name="T17">Etudie</text:span></text:span><text:span text:style-name="Strong_20_Emphasis"> mes EXIGENCES :</text:span></text:p>
      <text:list text:style-name="L4">
        <text:list-item>
          <text:p text:style-name="P17">Tous les plans doivent OBLIGATOIREMENT et INTÉGRALEMENT être traités. </text:p>
        </text:list-item>
        <text:list-item>
          <text:p text:style-name="P17">Chaque plan doit être traité jusqu’au bout. </text:p>
        </text:list-item>
        <text:list-item>
          <text:p text:style-name="P17">Chaque plan doit comporter OBLIGATOIREMENT tous les points <text:span text:style-name="T19">1.</text:span> <text:span text:style-name="T19">2. 3.</text:span> <text:span text:style-name="T20">et </text:span><text:span text:style-name="T19">4</text:span>.</text:p>
        </text:list-item>
        <text:list-item>
          <text:p text:style-name="P17">Chaque plan doit comporter OBLIGATOIREMENT les 12 points de la section 1. </text:p>
        </text:list-item>
        <text:list-item>
          <text:p text:style-name="P18">Pour chaque plan, <text:span text:style-name="T19">prends en compte la section </text:span><text:span text:style-name="T21">B) Contraintes de Temps</text:span><text:span text:style-name="T19"> / <text:s/></text:span><text:span text:style-name="Strong_20_Emphasis"><text:span text:style-name="T19">Durée des dialogues</text:span></text:span></text:p>
        </text:list-item>
        <text:list-item>
          <text:p text:style-name="P19">Pour chaque plan, tu imagineras, créeras un plan de tournage en respectant la structure ci-dessous </text:p>
        </text:list-item>
      </text:list>
      <text:h text:style-name="Heading_20_4" text:outline-level="4"/>
      <text:p text:style-name="P20">Pour chaque plan, réalise les points 1), 2), 3), 4) :<text:line-break/><text:line-break/><text:span text:style-name="T13">1. </text:span></text:p>
      <text:p text:style-name="P20"><text:span text:style-name="Strong_20_Emphasis"><text:span text:style-name="T14">Scène (no de la scène) : Titre de la scène (un titre évocateur) - (durée en secondes)</text:span></text:span><text:span text:style-name="T13"><text:line-break/><text:line-break/></text:span><text:span text:style-name="Strong_20_Emphasis"><text:span text:style-name="T14">Plan (no du plan) - nom du plan (durée en secondes)</text:span></text:span></text:p>
      <text:p text:style-name="P21"><text:span text:style-name="T22">Description</text:span><text:span text:style-name="T23"> : </text:span><text:span text:style-name="T24">Ecrit en français la Description </text:span><text:span text:style-name="T25">rapide</text:span><text:line-break/></text:p>
      <text:p text:style-name="P22"><text:span text:style-name="Strong_20_Emphasis"><text:span text:style-name="T26">2. <text:s/></text:span></text:span><text:span text:style-name="Strong_20_Emphasis"><text:span text:style-name="T27">Techniques </text:span></text:span><text:span text:style-name="Strong_20_Emphasis"><text:span text:style-name="T28">et prompts</text:span></text:span><text:span text:style-name="Strong_20_Emphasis"><text:span text:style-name="T27"> des Plans</text:span></text:span></text:p>
      <text:p text:style-name="P23"><text:span text:style-name="Strong_20_Emphasis"><text:span text:style-name="T29">Le p</text:span></text:span><text:span text:style-name="Strong_20_Emphasis"><text:span text:style-name="T30">oint </text:span></text:span><text:span text:style-name="Strong_20_Emphasis"><text:span text:style-name="T31">2. </text:span></text:span><text:span text:style-name="Strong_20_Emphasis"><text:span text:style-name="T29">A) </text:span></text:span><text:span text:style-name="Strong_20_Emphasis"><text:span text:style-name="T32">est </text:span></text:span><text:span text:style-name="Strong_20_Emphasis"><text:span text:style-name="T30">à prendre en compte, </text:span></text:span><text:span text:style-name="Strong_20_Emphasis"><text:span text:style-name="T33">à analyser, mais </text:span></text:span><text:span text:style-name="Strong_20_Emphasis"><text:span text:style-name="T32">il ne faut </text:span></text:span><text:span text:style-name="Strong_20_Emphasis"><text:span text:style-name="T33">pas afficher </text:span></text:span><text:span text:style-name="Strong_20_Emphasis"><text:span text:style-name="T32">le résultat. </text:span></text:span><text:span text:style-name="Strong_20_Emphasis"><text:span text:style-name="T34">N’</text:span></text:span><text:span text:style-name="Strong_20_Emphasis"><text:span text:style-name="T35">affiche </text:span></text:span><text:span text:style-name="Strong_20_Emphasis"><text:span text:style-name="T36">pas</text:span></text:span><text:span text:style-name="Strong_20_Emphasis"><text:span text:style-name="T35"> cette décomposition détaillée point par point sous la section 2.</text:span></text:span><text:span text:style-name="Strong_20_Emphasis"><text:span text:style-name="T37"> </text:span></text:span><text:span text:style-name="T38">A</text:span><text:span text:style-name="T39">)</text:span></text:p>
      <text:p text:style-name="P24"/>
      <text:p text:style-name="P25">A)</text:p>
      <text:p text:style-name="P26"><text:span text:style-name="T40">a) </text:span>Mouvement de caméra (en <text:span text:style-name="T41">anglais</text:span>) : prends en compte le point «I. A)». </text:p>
      <text:p text:style-name="P26"><text:span text:style-name="T40">b) </text:span>Shot types (en <text:span text:style-name="T41">anglais</text:span>) : voir point «I. B)». </text:p>
      <text:p text:style-name="P26"><text:span text:style-name="T40">c) </text:span>Vitesse de déplacement de la caméra (en <text:span text:style-name="T41">anglais</text:span>) : prends en compte le point «I. C)». </text:p>
      <text:p text:style-name="P26"/>
      <text:p text:style-name="P27"><text:span text:style-name="T40">d) </text:span>Description du plan <text:span text:style-name="T42">principal </text:span>(en français).<text:line-break/><text:span text:style-name="T43">- </text:span><text:span text:style-name="Strong_20_Emphasis"><text:span text:style-name="T43">Quoi ?</text:span></text:span><text:span text:style-name="T43"> Identifie clairement le sujet ou la scène que tu veux représenter. Par exemple : "un paysage", "un portrait", "une scène fantastique".<text:line-break/>- </text:span><text:span text:style-name="Strong_20_Emphasis"><text:span text:style-name="T43">Qui ?</text:span></text:span><text:span text:style-name="T43"> Si des personnages sont impliqués, précise leur rôle ou leur apparence, vêtements accessoires, position, expression faciale, émotion, etc.</text:span></text:p>
      <text:p text:style-name="P28"/>
      <text:p text:style-name="P27"><text:span text:style-name="Strong_20_Emphasis"><text:span text:style-name="T43">-</text:span></text:span><text:span text:style-name="Strong_20_Emphasis"><text:span text:style-name="T44"> </text:span></text:span><text:span text:style-name="Strong_20_Emphasis"><text:span text:style-name="T43">Pose ou action</text:span></text:span><text:span text:style-name="T43"> : Indique ce que le sujet </text:span><text:span text:style-name="T45">(personnage ou objet) </text:span><text:span text:style-name="T43">fait</text:span></text:p>
      <text:p text:style-name="P27"><text:span text:style-name="Strong_20_Emphasis"><text:span text:style-name="T43">- Éléments secondaires</text:span></text:span><text:span text:style-name="T43"> : Mentionne les objets ou personnages secondaires</text:span></text:p>
      <text:p text:style-name="P29"/>
      <text:p text:style-name="P30"><text:soft-page-break/><text:span text:style-name="T46">e</text:span><text:span text:style-name="T44">) Description du plan </text:span><text:span text:style-name="T46">secondaire </text:span><text:span text:style-name="T44">(en français).</text:span><text:span text:style-name="T43"> :<text:line-break/>- </text:span><text:span text:style-name="Strong_20_Emphasis"><text:span text:style-name="T43">Arrière-plan</text:span></text:span><text:span text:style-name="T43"> : Précise le décor ou l’environnement (ex. : "espace infini et cotonneux", "volutes scintillantes").</text:span></text:p>
      <text:p text:style-name="P30"><text:span text:style-name="Strong_20_Emphasis"><text:span text:style-name="T43">- </text:span></text:span><text:span text:style-name="Strong_20_Emphasis"><text:span text:style-name="T46">E</text:span></text:span><text:span text:style-name="Strong_20_Emphasis"><text:span text:style-name="T43">motion ou atmosphère</text:span></text:span><text:span text:style-name="T43"> : Décris l’ambiance générale (ex. : "paisible", "surnaturel", "cinématique").<text:line-break/>- </text:span><text:span text:style-name="Strong_20_Emphasis"><text:span text:style-name="T43">Éclairage</text:span></text:span><text:span text:style-name="T43"> : Mentionne le type de lumière (ex. : "lumière douce et éthérée").<text:line-break/>- </text:span><text:span text:style-name="Strong_20_Emphasis"><text:span text:style-name="T43">Couleurs</text:span></text:span><text:span text:style-name="T43"> : Indique une palette si nécessaire (ex. : "couleurs muted", "tons pastel")</text:span></text:p>
      <text:p text:style-name="P27"><text:span text:style-name="T47"/></text:p>
      <text:p text:style-name="P26"><text:span text:style-name="T42">f</text:span><text:span text:style-name="T40">) </text:span>Effets visuels (facultatif) : Utilisation d’effets spéciaux, incrustations, CGI, animations et filtres pour renforcer l’impact visuel. </text:p>
      <text:p text:style-name="P26"><text:span text:style-name="T42">g</text:span><text:span text:style-name="T40">) </text:span>Effets de lumière (facultatif) : définir le type d’éclairage (naturel, artificiel, LED, spots).</text:p>
      <text:p text:style-name="P26"/>
      <text:p text:style-name="P26"><text:span text:style-name="T42">h</text:span><text:span text:style-name="T40">) </text:span>Composition visuelle (facultatif) : appliquer la règle des tiers. </text:p>
      <text:p text:style-name="P26"/>
      <text:p text:style-name="P12"><text:span text:style-name="Strong_20_Emphasis"><text:span text:style-name="T11">Veuillez afficher </text:span></text:span><text:span text:style-name="Strong_20_Emphasis"><text:span text:style-name="T12">une ligne de cara</text:span></text:span><text:span text:style-name="Strong_20_Emphasis"><text:span text:style-name="T11">ctères </text:span></text:span><text:span text:style-name="Strong_20_Emphasis"><text:span text:style-name="T12">avec « _ »</text:span></text:span></text:p>
      <text:p text:style-name="P12"><text:span text:style-name="Strong_20_Emphasis"><text:span text:style-name="T12"/></text:span></text:p>
      <text:p text:style-name="P31"><text:span text:style-name="Strong_20_Emphasis"><text:span text:style-name="T48">B</text:span></text:span><text:span text:style-name="Strong_20_Emphasis"><text:span text:style-name="T49">) </text:span></text:span><text:span text:style-name="Strong_20_Emphasis"><text:span text:style-name="T48">Prompt </text:span></text:span><text:span text:style-name="Strong_20_Emphasis"><text:span text:style-name="T50">pour vidéo </text:span></text:span><text:span text:style-name="Strong_20_Emphasis"><text:span text:style-name="T48">:</text:span></text:span></text:p>
      <text:p text:style-name="P31"><text:span text:style-name="Strong_20_Emphasis">Rédige </text:span><text:span text:style-name="Strong_20_Emphasis"><text:span text:style-name="T51">en français, </text:span></text:span><text:span text:style-name="Strong_20_Emphasis">en gras, un prompt pour une AI :</text:span><text:line-break/>Pour <text:span text:style-name="T52">ce</text:span> plan rédige une description littéraire qui intègre dans le texte tous les points <text:span text:style-name="T53">que tu as vu à la section 2. A) dans l’ordre, </text:span><text:span text:style-name="T54">puis r</text:span><text:span text:style-name="T53">ajoute le texte du style de la vidéo à la fin du prompt (qui est mentionné dans le scénario).</text:span></text:p>
      <text:p text:style-name="P32"><text:span text:style-name="T53"><text:line-break/></text:span><text:span text:style-name="Strong_20_Emphasis"><text:span text:style-name="T11">Veuillez afficher </text:span></text:span><text:span text:style-name="Strong_20_Emphasis"><text:span text:style-name="T12">une ligne de cara</text:span></text:span><text:span text:style-name="Strong_20_Emphasis"><text:span text:style-name="T11">ctères </text:span></text:span><text:span text:style-name="Strong_20_Emphasis"><text:span text:style-name="T12">avec « _ »</text:span></text:span></text:p>
      <text:p text:style-name="P33"><text:span text:style-name="Strong_20_Emphasis"><text:span text:style-name="T55"/></text:span></text:p>
      <text:p text:style-name="P33"><text:span text:style-name="Strong_20_Emphasis"><text:span text:style-name="T56">C) prompt pour image :</text:span></text:span></text:p>
      <text:p text:style-name="P33"><text:span text:style-name="Strong_20_Emphasis"><text:span text:style-name="T50">Rédige </text:span></text:span><text:span text:style-name="Strong_20_Emphasis"><text:span text:style-name="T57">en français, </text:span></text:span><text:span text:style-name="Strong_20_Emphasis"><text:span text:style-name="T50">en gras, un prompt pour une AI :</text:span></text:span></text:p>
      <text:p text:style-name="P34"><text:span text:style-name="Strong_20_Emphasis"><text:span text:style-name="T58">Pour </text:span></text:span><text:span text:style-name="Strong_20_Emphasis"><text:span text:style-name="T59">ce</text:span></text:span><text:span text:style-name="Strong_20_Emphasis"><text:span text:style-name="T58"> plan rédige une description littéraire qui intègre dans le texte, </text:span></text:span><text:span text:style-name="Strong_20_Emphasis"><text:span text:style-name="T60">dans l’ordre, </text:span></text:span><text:span text:style-name="Strong_20_Emphasis"><text:span text:style-name="T58"><text:s/>tous les points </text:span></text:span><text:span text:style-name="Strong_20_Emphasis"><text:span text:style-name="T60">2. A) </text:span></text:span><text:span text:style-name="Strong_20_Emphasis"><text:span text:style-name="T61">a)</text:span></text:span><text:span text:style-name="Strong_20_Emphasis"><text:span text:style-name="T60"> </text:span></text:span><text:span text:style-name="Strong_20_Emphasis"><text:span text:style-name="T61">puis 2. A) </text:span></text:span><text:span text:style-name="Strong_20_Emphasis"><text:span text:style-name="T62">b) </text:span></text:span><text:span text:style-name="Strong_20_Emphasis"><text:span text:style-name="T61">puis 2. A) </text:span></text:span><text:span text:style-name="Strong_20_Emphasis"><text:span text:style-name="T62">d) </text:span></text:span><text:span text:style-name="Strong_20_Emphasis"><text:span text:style-name="T61">puis 2. A) </text:span></text:span><text:span text:style-name="Strong_20_Emphasis"><text:span text:style-name="T62">e) </text:span></text:span><text:span text:style-name="Strong_20_Emphasis"><text:span text:style-name="T61">puis 2. A) </text:span></text:span><text:span text:style-name="Strong_20_Emphasis"><text:span text:style-name="T62">f) </text:span></text:span><text:span text:style-name="Strong_20_Emphasis"><text:span text:style-name="T61">puis 2. A) </text:span></text:span><text:span text:style-name="Strong_20_Emphasis"><text:span text:style-name="T62">g) </text:span></text:span><text:span text:style-name="Strong_20_Emphasis"><text:span text:style-name="T61">puis 2. A) </text:span></text:span><text:span text:style-name="Strong_20_Emphasis"><text:span text:style-name="T62">h) que tu as déjà analysés</text:span></text:span></text:p>
      <text:p text:style-name="P34"><text:span text:style-name="Strong_20_Emphasis"><text:span text:style-name="T63">puis r</text:span></text:span><text:span text:style-name="Strong_20_Emphasis"><text:span text:style-name="T60">ajoute le texte du style de la vidéo à la fin du prompt (qui est mentionné dans le scénario).</text:span></text:span><text:span text:style-name="Strong_20_Emphasis"><text:span text:style-name="T55"><text:line-break/></text:span></text:span></text:p>
      <text:p text:style-name="P21"><text:span text:style-name="Strong_20_Emphasis"><text:span text:style-name="T11">Veuillez afficher </text:span></text:span><text:span text:style-name="Strong_20_Emphasis"><text:span text:style-name="T12">une ligne de cara</text:span></text:span><text:span text:style-name="Strong_20_Emphasis"><text:span text:style-name="T11">ctères </text:span></text:span><text:span text:style-name="Strong_20_Emphasis"><text:span text:style-name="T12">avec « _ »</text:span></text:span></text:p>
      <text:p text:style-name="P21"><text:span text:style-name="Strong_20_Emphasis"><text:span text:style-name="T55"/></text:span></text:p>
      <text:p text:style-name="P32"><text:span text:style-name="Strong_20_Emphasis"><text:span text:style-name="T64">D) les actions dans ce plan :</text:span></text:span></text:p>
      <text:p text:style-name="P32"><text:span text:style-name="Strong_20_Emphasis"><text:span text:style-name="T59">Pour ce plan, liste les actions principales en ce qui concerne les personnages </text:span></text:span><text:span text:style-name="Strong_20_Emphasis"><text:span text:style-name="T65">et </text:span></text:span><text:span text:style-name="Strong_20_Emphasis"><text:span text:style-name="T59">les choses </text:span></text:span><text:span text:style-name="Strong_20_Emphasis"><text:span text:style-name="T66">d’une manière littéraire</text:span></text:span></text:p>
      <text:p text:style-name="P32"><text:span text:style-name="Strong_20_Emphasis"><text:span text:style-name="T59"/></text:span></text:p>
      <text:p text:style-name="P35"><text:span text:style-name="Strong_20_Emphasis"><text:span text:style-name="T26">3. </text:span></text:span><text:span text:style-name="Strong_20_Emphasis"><text:span text:style-name="T14">Dialogues :</text:span></text:span><text:line-break/>Écris les dialogues avec les différents acteurs s’il y en a, aussi, mets-les en italique et pas en gras.<text:line-break/>Nom de l’acteur : dialogue exacts</text:p>
      <text:p text:style-name="P12"><text:line-break/><text:span text:style-name="Strong_20_Emphasis"><text:span text:style-name="T11">Veuillez afficher </text:span></text:span><text:span text:style-name="Strong_20_Emphasis"><text:span text:style-name="T12">une ligne de cara</text:span></text:span><text:span text:style-name="Strong_20_Emphasis"><text:span text:style-name="T11">ctères </text:span></text:span><text:span text:style-name="Strong_20_Emphasis"><text:span text:style-name="T12">avec « _ »</text:span></text:span></text:p>
      <text:p text:style-name="P35"/>
      <text:p text:style-name="P36"><text:soft-page-break/><text:span text:style-name="Strong_20_Emphasis"><text:span text:style-name="T26">4. </text:span></text:span><text:span text:style-name="Strong_20_Emphasis"><text:span text:style-name="T14">Type de Transition :</text:span></text:span><text:line-break/>Définis un type de transition le plus adapté pour le plan suivant ; aussi, mets-la en italique et pas en gras.<text:line-break/>(Affiche obligatoirement une ligne de caractères composée de plusieurs caractères «-» pour une meilleure lecture)</text:p>
      <text:p text:style-name="P37"><text:span text:style-name="Strong_20_Emphasis"><text:span text:style-name="T67">Veuillez afficher </text:span></text:span><text:span text:style-name="Strong_20_Emphasis"><text:span text:style-name="T68">une ligne de cara</text:span></text:span><text:span text:style-name="Strong_20_Emphasis"><text:span text:style-name="T67">ctères </text:span></text:span><text:span text:style-name="Strong_20_Emphasis"><text:span text:style-name="T68">avec « _ »</text:span></text:span></text:p>
      <text:h text:style-name="P38" text:outline-level="4">Synthèse Finale</text:h>
      <text:p text:style-name="P1">Tu concluras avec une check-list récapitulative des points essentiels pour une application rapide lors du tournage et de la post-production.<text:line-break/><text:line-break/>Vérifie bien :</text:p>
      <text:list text:style-name="L5">
        <text:list-item>
          <text:p text:style-name="P39">Vérifier que chaque plan respecte la durée recommandée. </text:p>
        </text:list-item>
        <text:list-item>
          <text:p text:style-name="P39">Assurer la cohérence visuelle et narrative entre les plans. </text:p>
        </text:list-item>
        <text:list-item>
          <text:p text:style-name="P39"><text:span text:style-name="T5">vérifier que tous les dialogues ont été correctement divisés et répartis sur les plans nécessair</text:span><text:span text:style-name="T69">es</text:span></text:p>
        </text:list-item>
        <text:list-item>
          <text:p text:style-name="P40">Vérifier que tous les dialogues sont utilisés et qu’une coupure de dialoigue a bien été remise dans le plan suivant</text:p>
        </text:list-item>
        <text:list-item>
          <text:p text:style-name="P39">Utiliser des effets visuels et de lumière pour renforcer l’impact des scènes clés. </text:p>
        </text:list-item>
        <text:list-item>
          <text:p text:style-name="P39">Appliquer la règle des tiers pour une composition visuelle équilibrée. </text:p>
        </text:list-item>
        <text:list-item>
          <text:p text:style-name="P39">S’assurer que les dialogues sont synchronisés avec la durée des plans. </text:p>
        </text:list-item>
        <text:list-item>
          <text:p text:style-name="P39">Utiliser des transitions fluides pour maintenir le rythme de la vidéo. </text:p>
        </text:list-item>
        <text:list-item>
          <text:p text:style-name="P39">Vérifier que les mouvements de caméra et les types de plans sont adaptés à chaque scène. </text:p>
        </text:list-item>
        <text:list-item>
          <text:p text:style-name="P41">Assurer une qualité visuelle cinematic, hyper realistic, avec une attention particulière aux détails et à la consistance des plans. </text:p>
        </text:list-item>
      </text:list>
      <text:h text:style-name="Heading_20_4" text:outline-level="4">I. Techniques de Cinéma</text:h>
      <text:p text:style-name="P1">Voici quelques techniques de cinéma qui te serviront.<text:line-break/><text:line-break/><text:span text:style-name="Strong_20_Emphasis">A) Mouvement de Caméra :</text:span><text:line-break/><text:line-break/>Tu choisiras le mouvement de caméra le plus adapté s’il n’est pas précisé dans le scénario ; voici les différents mouvements de caméra :<text:line-break/><text:line-break/>Static, tilt up, tilt down, dolly-in, dolly-out (pull back), tracking, crane, handheld, steadicam, zoom-in, zoom-out, arc movement, orbite, roll, FPV, over-the-shoulder, drone, snorricam.</text:p>
      <text:p text:style-name="P1"><text:span text:style-name="Strong_20_Emphasis">B) Shot Types :</text:span><text:line-break/><text:line-break/>Tu choisiras le type de plan le plus adapté s’il n’est pas précisé dans le scénario ; voici les différents types de plan :<text:line-break/><text:line-break/>Close-up shot, extreme close-up shot, medium shot, long shot.</text:p>
      <text:p text:style-name="P1"><text:span text:style-name="Strong_20_Emphasis">C) Vitesse de Déplacement de la Caméra :</text:span><text:line-break/><text:line-break/><text:soft-page-break/>Tu choisiras le type de déplacement le plus adapté s’il n’est pas précisé dans le scénario ; voici les différents types de déplacements :<text:line-break/><text:line-break/>Slow : Exemples : Slow Pan / Slow Tilt / Slow Dolly / Slow Push-in.<text:line-break/><text:line-break/>Fast Motion : Exemples : Fast Pan, Fast Dolly, Fast Push-in.<text:line-break/><text:line-break/>Sudden : Exemples : Snap Zoom, Crash Zoom, Jolt / Jerky Movement.<text:line-break/><text:line-break/>Smooth &amp; Floating : Exemples : Gliding Movement, Dreamlike / Floating Camera.<text:line-break/><text:line-break/>Rushed : Exemples : Hasty Camera Move, Handheld Shaky Cam.</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nter" svg:font-family="Inter, 'Inter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6T11:57:01.525000000</meta:creation-date>
    <dc:date>2025-03-29T12:53:34.011000000</dc:date>
    <meta:editing-duration>PT8H59M13S</meta:editing-duration>
    <meta:editing-cycles>54</meta:editing-cycles>
    <meta:generator>LibreOffice/24.8.5.2$Windows_X86_64 LibreOffice_project/fddf2685c70b461e7832239a0162a77216259f22</meta:generator>
    <meta:print-date>2025-03-29T12:50:30.733000000</meta:print-date>
    <meta:document-statistic meta:table-count="0" meta:image-count="0" meta:object-count="0" meta:page-count="6" meta:paragraph-count="88" meta:word-count="1789" meta:character-count="10345" meta:non-whitespace-character-count="8624"/>
  </office:meta>
</office:document-meta>
</file>